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fo:margin-bottom="0cm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text-align="center" fo:break-before="auto" fo:line-height="115%" fo:margin-bottom="0cm" style:writing-mode="lr-tb"/>
    </style:style>
    <style:style style:name="T2_1" style:family="text"/>
    <style:style style:name="T2_2" style:family="text"/>
    <style:style style:name="T2_3" style:family="text"/>
    <style:style style:name="P3" style:family="paragraph" style:parent-style-name="Standard">
      <style:paragraph-properties fo:text-align="center" fo:break-before="auto" fo:line-height="115%" fo:margin-bottom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P4" style:family="paragraph" style:parent-style-name="Standard">
      <style:paragraph-properties fo:break-before="auto" fo:line-height="115%" fo:margin-bottom="0cm" style:writing-mode="lr-tb"/>
    </style:style>
    <style:style style:name="P5" style:family="paragraph" style:parent-style-name="Standard">
      <style:paragraph-properties fo:break-before="auto" fo:line-height="115%" fo:margin-bottom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P6" style:family="paragraph" style:parent-style-name="Standard">
      <style:paragraph-properties fo:break-before="auto" fo:line-height="115%" fo:margin-bottom="0cm" style:writing-mode="lr-tb"/>
    </style:style>
    <style:style style:name="P7" style:family="paragraph" style:parent-style-name="Standard">
      <style:paragraph-properties fo:break-before="auto" fo:line-height="115%" fo:margin-bottom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T7_143" style:family="text"/>
    <style:style style:name="T7_144" style:family="text"/>
    <style:style style:name="T7_145" style:family="text"/>
    <style:style style:name="T7_146" style:family="text"/>
    <style:style style:name="T7_147" style:family="text"/>
    <style:style style:name="T7_148" style:family="text"/>
    <style:style style:name="T7_149" style:family="text"/>
    <style:style style:name="T7_150" style:family="text"/>
    <style:style style:name="T7_151" style:family="text"/>
    <style:style style:name="T7_152" style:family="text"/>
    <style:style style:name="T7_153" style:family="text"/>
    <style:style style:name="T7_154" style:family="text"/>
    <style:style style:name="T7_155" style:family="text"/>
    <style:style style:name="T7_156" style:family="text"/>
    <style:style style:name="T7_157" style:family="text"/>
    <style:style style:name="T7_158" style:family="text"/>
    <style:style style:name="T7_159" style:family="text"/>
    <style:style style:name="T7_160" style:family="text"/>
    <style:style style:name="T7_161" style:family="text"/>
    <style:style style:name="T7_162" style:family="text"/>
    <style:style style:name="T7_163" style:family="text"/>
    <style:style style:name="T7_164" style:family="text"/>
    <style:style style:name="T7_165" style:family="text"/>
    <style:style style:name="T7_166" style:family="text"/>
    <style:style style:name="T7_167" style:family="text"/>
    <style:style style:name="T7_168" style:family="text"/>
    <style:style style:name="T7_169" style:family="text"/>
    <style:style style:name="T7_170" style:family="text"/>
    <style:style style:name="T7_171" style:family="text"/>
    <style:style style:name="T7_172" style:family="text"/>
    <style:style style:name="P8" style:family="paragraph" style:parent-style-name="Standard">
      <style:paragraph-properties fo:break-before="auto" fo:line-height="115%" fo:margin-bottom="0cm" style:writing-mode="lr-tb"/>
    </style:style>
    <style:style style:name="P9" style:family="paragraph" style:parent-style-name="Standard">
      <style:paragraph-properties fo:break-before="auto" fo:line-height="115%" fo:margin-bottom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P10" style:family="paragraph" style:parent-style-name="Standard">
      <style:paragraph-properties fo:break-before="auto" fo:line-height="115%" fo:margin-bottom="0cm" style:writing-mode="lr-tb"/>
    </style:style>
    <style:style style:name="P11" style:family="paragraph" style:parent-style-name="Standard">
      <style:paragraph-properties fo:break-before="auto" fo:line-height="115%" fo:margin-bottom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T11_111" style:family="text"/>
    <style:style style:name="T11_112" style:family="text"/>
    <style:style style:name="T11_113" style:family="text"/>
    <style:style style:name="T11_114" style:family="text"/>
    <style:style style:name="T11_115" style:family="text"/>
    <style:style style:name="T11_116" style:family="text"/>
    <style:style style:name="T11_117" style:family="text"/>
    <style:style style:name="T11_118" style:family="text"/>
    <style:style style:name="T11_119" style:family="text"/>
    <style:style style:name="T11_120" style:family="text"/>
    <style:style style:name="T11_121" style:family="text"/>
    <style:style style:name="T11_122" style:family="text"/>
    <style:style style:name="T11_123" style:family="text"/>
    <style:style style:name="T11_124" style:family="text"/>
    <style:style style:name="T11_125" style:family="text"/>
    <style:style style:name="T11_126" style:family="text"/>
    <style:style style:name="T11_127" style:family="text"/>
    <style:style style:name="T11_128" style:family="text"/>
    <style:style style:name="T11_129" style:family="text"/>
    <style:style style:name="T11_130" style:family="text"/>
    <style:style style:name="T11_131" style:family="text"/>
    <style:style style:name="T11_132" style:family="text"/>
    <style:style style:name="T11_133" style:family="text"/>
    <style:style style:name="T11_134" style:family="text"/>
    <style:style style:name="P12" style:family="paragraph" style:parent-style-name="Standard">
      <style:paragraph-properties fo:break-before="auto" fo:line-height="115%" fo:margin-bottom="0cm" style:writing-mode="lr-tb"/>
    </style:style>
    <style:style style:name="P13" style:family="paragraph" style:parent-style-name="Standard">
      <style:paragraph-properties fo:break-before="auto" fo:line-height="115%" fo:margin-bottom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P14" style:family="paragraph" style:parent-style-name="Standard">
      <style:paragraph-properties fo:break-before="auto" fo:line-height="115%" fo:margin-bottom="0cm" style:writing-mode="lr-tb"/>
    </style:style>
    <style:style style:name="P15" style:family="paragraph" style:parent-style-name="Standard">
      <style:paragraph-properties fo:break-before="auto" fo:line-height="115%" fo:margin-bottom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T15_111" style:family="text"/>
    <style:style style:name="T15_112" style:family="text"/>
    <style:style style:name="T15_113" style:family="text"/>
    <style:style style:name="T15_114" style:family="text"/>
    <style:style style:name="T15_115" style:family="text"/>
    <style:style style:name="T15_116" style:family="text"/>
    <style:style style:name="T15_117" style:family="text"/>
    <style:style style:name="T15_118" style:family="text"/>
    <style:style style:name="T15_119" style:family="text"/>
    <style:style style:name="T15_120" style:family="text"/>
    <style:style style:name="T15_121" style:family="text"/>
    <style:style style:name="T15_122" style:family="text"/>
    <style:style style:name="T15_123" style:family="text"/>
    <style:style style:name="T15_124" style:family="text"/>
    <style:style style:name="T15_125" style:family="text"/>
    <style:style style:name="T15_126" style:family="text"/>
    <style:style style:name="T15_127" style:family="text"/>
    <style:style style:name="T15_128" style:family="text"/>
    <style:style style:name="T15_129" style:family="text"/>
    <style:style style:name="T15_130" style:family="text"/>
    <style:style style:name="T15_131" style:family="text"/>
    <style:style style:name="T15_132" style:family="text"/>
    <style:style style:name="T15_133" style:family="text"/>
    <style:style style:name="T15_134" style:family="text"/>
    <style:style style:name="T15_135" style:family="text"/>
    <style:style style:name="T15_136" style:family="text"/>
    <style:style style:name="T15_137" style:family="text"/>
    <style:style style:name="T15_138" style:family="text"/>
    <style:style style:name="T15_139" style:family="text"/>
    <style:style style:name="T15_140" style:family="text"/>
    <style:style style:name="T15_141" style:family="text"/>
    <style:style style:name="T15_142" style:family="text"/>
    <style:style style:name="T15_143" style:family="text"/>
    <style:style style:name="T15_144" style:family="text"/>
    <style:style style:name="T15_145" style:family="text"/>
    <style:style style:name="T15_146" style:family="text"/>
    <style:style style:name="T15_147" style:family="text"/>
    <style:style style:name="T15_148" style:family="text"/>
    <style:style style:name="T15_149" style:family="text"/>
    <style:style style:name="T15_150" style:family="text"/>
    <style:style style:name="T15_151" style:family="text"/>
    <style:style style:name="T15_152" style:family="text"/>
    <style:style style:name="T15_153" style:family="text"/>
    <style:style style:name="T15_154" style:family="text"/>
    <style:style style:name="T15_155" style:family="text"/>
    <style:style style:name="T15_156" style:family="text"/>
    <style:style style:name="T15_157" style:family="text"/>
    <style:style style:name="T15_158" style:family="text"/>
    <style:style style:name="T15_159" style:family="text"/>
    <style:style style:name="T15_160" style:family="text"/>
    <style:style style:name="T15_161" style:family="text"/>
    <style:style style:name="T15_162" style:family="text"/>
    <style:style style:name="T15_163" style:family="text"/>
    <style:style style:name="T15_164" style:family="text"/>
    <style:style style:name="T15_165" style:family="text"/>
    <style:style style:name="T15_166" style:family="text"/>
    <style:style style:name="P16" style:family="paragraph" style:parent-style-name="Standard">
      <style:paragraph-properties fo:break-before="auto" fo:line-height="115%" fo:margin-bottom="0cm" style:writing-mode="lr-tb"/>
    </style:style>
    <style:style style:name="P17" style:family="paragraph" style:parent-style-name="Standard">
      <style:paragraph-properties fo:break-before="auto" fo:line-height="115%" fo:margin-bottom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P18" style:family="paragraph" style:parent-style-name="Standard">
      <style:paragraph-properties fo:break-before="auto" fo:line-height="115%" fo:margin-bottom="0cm" style:writing-mode="lr-tb"/>
    </style:style>
    <style:style style:name="P19" style:family="paragraph" style:parent-style-name="Standard">
      <style:paragraph-properties fo:break-before="auto" fo:line-height="115%" fo:margin-bottom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>
      <style:text-properties fo:color="#0000ff" style:text-underline-style="solid" style:text-underline-color="font-color"/>
    </style:style>
    <style:style style:name="T19_9" style:family="text"/>
    <style:style style:name="T19_10" style:family="text">
      <style:text-properties fo:color="#0000ff" style:text-underline-style="solid" style:text-underline-color="font-color"/>
    </style:style>
    <style:style style:name="T19_11" style:family="text"/>
    <style:style style:name="T19_12" style:family="text">
      <style:text-properties fo:color="#0000ff" style:text-underline-style="solid" style:text-underline-color="font-color"/>
    </style:style>
    <style:style style:name="T19_13" style:family="text"/>
    <style:style style:name="T19_14" style:family="text">
      <style:text-properties fo:color="#0000ff" style:text-underline-style="solid" style:text-underline-color="font-color"/>
    </style:style>
    <style:style style:name="T19_15" style:family="text"/>
    <style:style style:name="T19_16" style:family="text">
      <style:text-properties fo:color="#0000ff" style:text-underline-style="solid" style:text-underline-color="font-color"/>
    </style:style>
    <style:style style:name="T19_17" style:family="text"/>
    <style:style style:name="T19_18" style:family="text">
      <style:text-properties fo:color="#0000ff" style:text-underline-style="solid" style:text-underline-color="font-color"/>
    </style:style>
    <style:style style:name="T19_19" style:family="text"/>
    <style:style style:name="T19_20" style:family="text">
      <style:text-properties fo:color="#0000ff" style:text-underline-style="solid" style:text-underline-color="font-color"/>
    </style:style>
    <style:style style:name="T19_21" style:family="text"/>
    <style:style style:name="T19_22" style:family="text">
      <style:text-properties fo:color="#0000ff" style:text-underline-style="solid" style:text-underline-color="font-color"/>
    </style:style>
    <style:style style:name="T19_23" style:family="text"/>
    <style:style style:name="T19_24" style:family="text">
      <style:text-properties fo:color="#0000ff" style:text-underline-style="solid" style:text-underline-color="font-color"/>
    </style:style>
    <style:style style:name="T19_25" style:family="text"/>
    <style:style style:name="T19_26" style:family="text">
      <style:text-properties fo:color="#0000ff" style:text-underline-style="solid" style:text-underline-color="font-color"/>
    </style:style>
    <style:style style:name="T19_27" style:family="text"/>
    <style:style style:name="T19_28" style:family="text">
      <style:text-properties fo:color="#0000ff" style:text-underline-style="solid" style:text-underline-color="font-color"/>
    </style:style>
    <style:style style:name="T19_29" style:family="text"/>
    <style:style style:name="T19_30" style:family="text">
      <style:text-properties fo:color="#0000ff" style:text-underline-style="solid" style:text-underline-color="font-color"/>
    </style:style>
    <style:style style:name="T19_31" style:family="text"/>
    <style:style style:name="T19_32" style:family="text">
      <style:text-properties fo:color="#0000ff" style:text-underline-style="solid" style:text-underline-color="font-color"/>
    </style:style>
    <style:style style:name="T19_33" style:family="text"/>
    <style:style style:name="T19_34" style:family="text">
      <style:text-properties fo:color="#0000ff" style:text-underline-style="solid" style:text-underline-color="font-color"/>
    </style:style>
    <style:style style:name="T19_35" style:family="text"/>
    <style:style style:name="T19_36" style:family="text">
      <style:text-properties fo:color="#0000ff" style:text-underline-style="solid" style:text-underline-color="font-color"/>
    </style:style>
    <style:style style:name="T19_37" style:family="text"/>
    <style:style style:name="T19_38" style:family="text">
      <style:text-properties fo:color="#0000ff" style:text-underline-style="solid" style:text-underline-color="font-color"/>
    </style:style>
    <style:style style:name="T19_39" style:family="text"/>
    <style:style style:name="T19_40" style:family="text">
      <style:text-properties fo:color="#0000ff" style:text-underline-style="solid" style:text-underline-color="font-color"/>
    </style:style>
    <style:style style:name="T19_41" style:family="text"/>
    <style:style style:name="T19_42" style:family="text">
      <style:text-properties fo:color="#0000ff" style:text-underline-style="solid" style:text-underline-color="font-color"/>
    </style:style>
    <style:style style:name="T19_43" style:family="text"/>
    <style:style style:name="T19_44" style:family="text">
      <style:text-properties fo:color="#0000ff" style:text-underline-style="solid" style:text-underline-color="font-color"/>
    </style:style>
    <style:style style:name="T19_45" style:family="text"/>
    <style:style style:name="T19_46" style:family="text">
      <style:text-properties fo:color="#0000ff" style:text-underline-style="solid" style:text-underline-color="font-color"/>
    </style:style>
    <style:style style:name="T19_47" style:family="text"/>
    <style:style style:name="T19_48" style:family="text">
      <style:text-properties fo:color="#0000ff" style:text-underline-style="solid" style:text-underline-color="font-color"/>
    </style:style>
    <style:style style:name="T19_49" style:family="text"/>
    <style:style style:name="T19_50" style:family="text">
      <style:text-properties fo:color="#0000ff" style:text-underline-style="solid" style:text-underline-color="font-color"/>
    </style:style>
    <style:style style:name="T19_51" style:family="text"/>
    <style:style style:name="T19_52" style:family="text">
      <style:text-properties fo:color="#0000ff" style:text-underline-style="solid" style:text-underline-color="font-color"/>
    </style:style>
    <style:style style:name="T19_53" style:family="text"/>
    <style:style style:name="T19_54" style:family="text">
      <style:text-properties fo:color="#0000ff" style:text-underline-style="solid" style:text-underline-color="font-color"/>
    </style:style>
    <style:style style:name="T19_55" style:family="text"/>
    <style:style style:name="T19_56" style:family="text">
      <style:text-properties fo:color="#0000ff" style:text-underline-style="solid" style:text-underline-color="font-color"/>
    </style:style>
    <style:style style:name="T19_57" style:family="text"/>
    <style:style style:name="T19_58" style:family="text">
      <style:text-properties fo:color="#0000ff" style:text-underline-style="solid" style:text-underline-color="font-color"/>
    </style:style>
    <style:style style:name="T19_59" style:family="text"/>
    <style:style style:name="T19_60" style:family="text">
      <style:text-properties fo:color="#0000ff" style:text-underline-style="solid" style:text-underline-color="font-color"/>
    </style:style>
    <style:style style:name="T19_61" style:family="text"/>
    <style:style style:name="T19_62" style:family="text">
      <style:text-properties fo:color="#0000ff" style:text-underline-style="solid" style:text-underline-color="font-color"/>
    </style:style>
    <style:style style:name="T19_63" style:family="text"/>
    <style:style style:name="T19_64" style:family="text">
      <style:text-properties fo:color="#0000ff" style:text-underline-style="solid" style:text-underline-color="font-color"/>
    </style:style>
    <style:style style:name="T19_65" style:family="text"/>
    <style:style style:name="T19_66" style:family="text">
      <style:text-properties fo:color="#0000ff" style:text-underline-style="solid" style:text-underline-color="font-color"/>
    </style:style>
    <style:style style:name="T19_67" style:family="text"/>
    <style:style style:name="T19_68" style:family="text">
      <style:text-properties fo:color="#0000ff" style:text-underline-style="solid" style:text-underline-color="font-color"/>
    </style:style>
    <style:style style:name="P20" style:family="paragraph" style:parent-style-name="Standard">
      <style:paragraph-properties fo:break-before="auto" fo:line-height="115%" fo:margin-bottom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>
      <style:text-properties fo:color="#0000ff" style:text-underline-style="solid" style:text-underline-color="font-color"/>
    </style:style>
    <style:style style:name="T20_9" style:family="text"/>
    <style:style style:name="T20_10" style:family="text">
      <style:text-properties fo:color="#0000ff" style:text-underline-style="solid" style:text-underline-color="font-color"/>
    </style:style>
    <style:style style:name="T20_11" style:family="text"/>
    <style:style style:name="T20_12" style:family="text">
      <style:text-properties fo:color="#0000ff" style:text-underline-style="solid" style:text-underline-color="font-color"/>
    </style:style>
    <style:style style:name="T20_13" style:family="text"/>
    <style:style style:name="T20_14" style:family="text">
      <style:text-properties fo:color="#0000ff" style:text-underline-style="solid" style:text-underline-color="font-color"/>
    </style:style>
    <style:style style:name="T20_15" style:family="text"/>
    <style:style style:name="T20_16" style:family="text">
      <style:text-properties fo:color="#0000ff" style:text-underline-style="solid" style:text-underline-color="font-color"/>
    </style:style>
    <style:style style:name="T20_17" style:family="text"/>
    <style:style style:name="T20_18" style:family="text">
      <style:text-properties fo:color="#0000ff" style:text-underline-style="solid" style:text-underline-color="font-color"/>
    </style:style>
    <style:style style:name="T20_19" style:family="text"/>
    <style:style style:name="T20_20" style:family="text">
      <style:text-properties fo:color="#0000ff" style:text-underline-style="solid" style:text-underline-color="font-color"/>
    </style:style>
    <style:style style:name="T20_21" style:family="text"/>
    <style:style style:name="T20_22" style:family="text">
      <style:text-properties fo:color="#0000ff" style:text-underline-style="solid" style:text-underline-color="font-color"/>
    </style:style>
    <style:style style:name="T20_23" style:family="text"/>
    <style:style style:name="T20_24" style:family="text">
      <style:text-properties fo:color="#0000ff" style:text-underline-style="solid" style:text-underline-color="font-color"/>
    </style:style>
    <style:style style:name="T20_25" style:family="text"/>
    <style:style style:name="T20_26" style:family="text">
      <style:text-properties fo:color="#0000ff" style:text-underline-style="solid" style:text-underline-color="font-color"/>
    </style:style>
    <style:style style:name="T20_27" style:family="text"/>
    <style:style style:name="T20_28" style:family="text">
      <style:text-properties fo:color="#0000ff" style:text-underline-style="solid" style:text-underline-color="font-color"/>
    </style:style>
    <style:style style:name="T20_29" style:family="text"/>
    <style:style style:name="T20_30" style:family="text">
      <style:text-properties fo:color="#0000ff" style:text-underline-style="solid" style:text-underline-color="font-color"/>
    </style:style>
  </office:automatic-styles>
  <office:body>
    <office:text>
      <text:p text:style-name="P1"><text:span text:style-name="T1_1">Big</text:span><text:span text:style-name="T1_2"><text:s/></text:span><text:span text:style-name="T1_3">Flak</text:span></text:p>
      <text:p text:style-name="P2"><text:span text:style-name="T2_1">Autor</text:span><text:span text:style-name="T2_2">:<text:s/></text:span><text:span text:style-name="T2_3">SPIDIvonMARDER</text:span></text:p>
      <text:p text:style-name="P3"><text:span text:style-name="T3_1">[</text:span><text:span text:style-name="T3_2">Oneshot</text:span><text:span text:style-name="T3_3">][</text:span><text:span text:style-name="T3_4">Violence</text:span><text:span text:style-name="T3_5">][</text:span><text:span text:style-name="T3_6">Crossover</text:span><text:span text:style-name="T3_7">]</text:span></text:p>
      <text:p text:style-name="P4"/>
      <text:p text:style-name="P5"><text:span text:style-name="T5_1">Zarówno</text:span><text:span text:style-name="T5_2"><text:s/></text:span><text:span text:style-name="T5_3">ostatnie</text:span><text:span text:style-name="T5_4"><text:s/></text:span><text:span text:style-name="T5_5">opowiadanie</text:span><text:span text:style-name="T5_6">,<text:s/></text:span><text:span text:style-name="T5_7">którego</text:span><text:span text:style-name="T5_8"><text:s/></text:span><text:span text:style-name="T5_9">recenzję</text:span><text:span text:style-name="T5_10"><text:s/></text:span><text:span text:style-name="T5_11">popełniałem</text:span><text:span text:style-name="T5_12">,<text:s/></text:span><text:span text:style-name="T5_13">także</text:span><text:span text:style-name="T5_14"><text:s/></text:span><text:span text:style-name="T5_15">i</text:span><text:span text:style-name="T5_16"><text:s/></text:span><text:span text:style-name="T5_17">to</text:span><text:span text:style-name="T5_18"><text:s/></text:span><text:span text:style-name="T5_19">kojarzy</text:span><text:span text:style-name="T5_20"><text:s/></text:span><text:span text:style-name="T5_21">mi</text:span><text:span text:style-name="T5_22"><text:s/></text:span><text:span text:style-name="T5_23">się</text:span><text:span text:style-name="T5_24"><text:s/></text:span><text:span text:style-name="T5_25">mocno</text:span><text:span text:style-name="T5_26"><text:s/></text:span><text:span text:style-name="T5_27">z</text:span><text:span text:style-name="T5_28"><text:s/></text:span><text:span text:style-name="T5_29">filmem</text:span><text:span text:style-name="T5_30">.<text:s/></text:span><text:span text:style-name="T5_31">Tym</text:span><text:span text:style-name="T5_32"><text:s/></text:span><text:span text:style-name="T5_33">razem</text:span><text:span text:style-name="T5_34"><text:s/></text:span><text:span text:style-name="T5_35">jest</text:span><text:span text:style-name="T5_36"><text:s/></text:span><text:span text:style-name="T5_37">to</text:span><text:span text:style-name="T5_38"><text:s/></text:span><text:span text:style-name="T5_39">stary</text:span><text:span text:style-name="T5_40">,<text:s/></text:span><text:span text:style-name="T5_41">dobry</text:span><text:span text:style-name="T5_42"><text:s/>„</text:span><text:span text:style-name="T5_43">Stalingrad</text:span><text:span text:style-name="T5_44">”.</text:span></text:p>
      <text:p text:style-name="P6"/>
      <text:p text:style-name="P7"><text:span text:style-name="T7_1">Dlaczego</text:span><text:span text:style-name="T7_2"><text:s/></text:span><text:span text:style-name="T7_3">akurat</text:span><text:span text:style-name="T7_4"><text:s/></text:span><text:span text:style-name="T7_5">ta</text:span><text:span text:style-name="T7_6"><text:s/></text:span><text:span text:style-name="T7_7">produkcja</text:span><text:span text:style-name="T7_8">?<text:s/></text:span><text:span text:style-name="T7_9">Cóż</text:span><text:span text:style-name="T7_10">,<text:s/></text:span><text:span text:style-name="T7_11">wpływ</text:span><text:span text:style-name="T7_12"><text:s/></text:span><text:span text:style-name="T7_13">na</text:span><text:span text:style-name="T7_14"><text:s/></text:span><text:span text:style-name="T7_15">to</text:span><text:span text:style-name="T7_16"><text:s/></text:span><text:span text:style-name="T7_17">może</text:span><text:span text:style-name="T7_18"><text:s/></text:span><text:span text:style-name="T7_19">mieć</text:span><text:span text:style-name="T7_20"><text:s/></text:span><text:span text:style-name="T7_21">fakt</text:span><text:span text:style-name="T7_22">,<text:s/></text:span><text:span text:style-name="T7_23">iż</text:span><text:span text:style-name="T7_24"><text:s/></text:span><text:span text:style-name="T7_25">akcja</text:span><text:span text:style-name="T7_26"><text:s/></text:span><text:span text:style-name="T7_27">opowiadania</text:span><text:span text:style-name="T7_28"><text:s/></text:span><text:span text:style-name="T7_29">dzieje</text:span><text:span text:style-name="T7_30"><text:s/></text:span><text:span text:style-name="T7_31">się</text:span><text:span text:style-name="T7_32"><text:s/></text:span><text:span text:style-name="T7_33">wśród</text:span><text:span text:style-name="T7_34"><text:s/></text:span><text:span text:style-name="T7_35">zaśnieżonych</text:span><text:span text:style-name="T7_36"><text:s/></text:span><text:span text:style-name="T7_37">stanowisk</text:span><text:span text:style-name="T7_38"><text:s/></text:span><text:span text:style-name="T7_39">baterii</text:span><text:span text:style-name="T7_40"><text:s/></text:span><text:span text:style-name="T7_41">dział</text:span><text:span text:style-name="T7_42">,<text:s/></text:span><text:span text:style-name="T7_43">stanowiących</text:span><text:span text:style-name="T7_44"><text:s/></text:span><text:span text:style-name="T7_45">może</text:span><text:span text:style-name="T7_46"><text:s/></text:span><text:span text:style-name="T7_47">nie</text:span><text:span text:style-name="T7_48"><text:s/></text:span><text:span text:style-name="T7_49">jedyne</text:span><text:span text:style-name="T7_50">,<text:s/></text:span><text:span text:style-name="T7_51">ale</text:span><text:span text:style-name="T7_52"><text:s/></text:span><text:span text:style-name="T7_53">na</text:span><text:span text:style-name="T7_54"><text:s/></text:span><text:span text:style-name="T7_55">pewno</text:span><text:span text:style-name="T7_56"><text:s/></text:span><text:span text:style-name="T7_57">najskuteczniejsze</text:span><text:span text:style-name="T7_58"><text:s/></text:span><text:span text:style-name="T7_59">remedium</text:span><text:span text:style-name="T7_60"><text:s/></text:span><text:span text:style-name="T7_61">na</text:span><text:span text:style-name="T7_62"><text:s/></text:span><text:span text:style-name="T7_63">wrogie</text:span><text:span text:style-name="T7_64"><text:s/></text:span><text:span text:style-name="T7_65">lotnictwo</text:span><text:span text:style-name="T7_66"><text:s/></text:span><text:span text:style-name="T7_67">czy</text:span><text:span text:style-name="T7_68"><text:s/></text:span><text:span text:style-name="T7_69">broń</text:span><text:span text:style-name="T7_70"><text:s/></text:span><text:span text:style-name="T7_71">pancerną</text:span><text:span text:style-name="T7_72"><text:s/></text:span><text:span text:style-name="T7_73">na</text:span><text:span text:style-name="T7_74"><text:s/></text:span><text:span text:style-name="T7_75">tym</text:span><text:span text:style-name="T7_76"><text:s/></text:span><text:span text:style-name="T7_77">odcinku</text:span><text:span text:style-name="T7_78"><text:s/></text:span><text:span text:style-name="T7_79">frontu</text:span><text:span text:style-name="T7_80">.<text:s/></text:span><text:span text:style-name="T7_81">Załogę</text:span><text:span text:style-name="T7_82"><text:s/></text:span><text:span text:style-name="T7_83">rzeczonej</text:span><text:span text:style-name="T7_84"><text:s/></text:span><text:span text:style-name="T7_85">baterii</text:span><text:span text:style-name="T7_86"><text:s/></text:span><text:span text:style-name="T7_87">tworzy</text:span><text:span text:style-name="T7_88"><text:s/></text:span><text:span text:style-name="T7_89">prawdziwa</text:span><text:span text:style-name="T7_90"><text:s/></text:span><text:span text:style-name="T7_91">zbieranina</text:span><text:span text:style-name="T7_92"><text:s/>–<text:s/></text:span><text:span text:style-name="T7_93">znajdzie</text:span><text:span text:style-name="T7_94"><text:s/></text:span><text:span text:style-name="T7_95">się</text:span><text:span text:style-name="T7_96"><text:s/></text:span><text:span text:style-name="T7_97">tam</text:span><text:span text:style-name="T7_98"><text:s/></text:span><text:span text:style-name="T7_99">miejsce</text:span><text:span text:style-name="T7_100"><text:s/></text:span><text:span text:style-name="T7_101">zarówno</text:span><text:span text:style-name="T7_102"><text:s/></text:span><text:span text:style-name="T7_103">dla</text:span><text:span text:style-name="T7_104"><text:s/></text:span><text:span text:style-name="T7_105">inteligentnego</text:span><text:span text:style-name="T7_106">,<text:s/></text:span><text:span text:style-name="T7_107">wyrafinowanego</text:span><text:span text:style-name="T7_108"><text:s/></text:span><text:span text:style-name="T7_109">oficera</text:span><text:span text:style-name="T7_110">,<text:s/></text:span><text:span text:style-name="T7_111">jak</text:span><text:span text:style-name="T7_112"><text:s/></text:span><text:span text:style-name="T7_113">i</text:span><text:span text:style-name="T7_114"><text:s/></text:span><text:span text:style-name="T7_115">dla</text:span><text:span text:style-name="T7_116"><text:s/></text:span><text:span text:style-name="T7_117">bandy</text:span><text:span text:style-name="T7_118"><text:s/></text:span><text:span text:style-name="T7_119">zbirów</text:span><text:span text:style-name="T7_120"><text:s/></text:span><text:span text:style-name="T7_121">i</text:span><text:span text:style-name="T7_122"><text:s/></text:span><text:span text:style-name="T7_123">brutali</text:span><text:span text:style-name="T7_124"><text:s/>–<text:s/></text:span><text:span text:style-name="T7_125">ot</text:span><text:span text:style-name="T7_126">,<text:s/></text:span><text:span text:style-name="T7_127">wojenna</text:span><text:span text:style-name="T7_128"><text:s/></text:span><text:span text:style-name="T7_129">rzeczywistość</text:span><text:span text:style-name="T7_130">.<text:s/></text:span><text:span text:style-name="T7_131">No</text:span><text:span text:style-name="T7_132"><text:s/></text:span><text:span text:style-name="T7_133">i</text:span><text:span text:style-name="T7_134"><text:s/></text:span><text:span text:style-name="T7_135">rzecz</text:span><text:span text:style-name="T7_136"><text:s/></text:span><text:span text:style-name="T7_137">jasna</text:span><text:span text:style-name="T7_138"><text:s/></text:span><text:span text:style-name="T7_139">właśnie</text:span><text:span text:style-name="T7_140"><text:s/></text:span><text:span text:style-name="T7_141">do</text:span><text:span text:style-name="T7_142"><text:s/></text:span><text:span text:style-name="T7_143">tego</text:span><text:span text:style-name="T7_144"><text:s/></text:span><text:span text:style-name="T7_145">galimatiasu</text:span><text:span text:style-name="T7_146"><text:s/></text:span><text:span text:style-name="T7_147">przybywa</text:span><text:span text:style-name="T7_148"><text:s/></text:span><text:span text:style-name="T7_149">nowy</text:span><text:span text:style-name="T7_150"><text:s/></text:span><text:span text:style-name="T7_151">rekrut</text:span><text:span text:style-name="T7_152"><text:s/></text:span><text:span text:style-name="T7_153">o</text:span><text:span text:style-name="T7_154"><text:s/></text:span><text:span text:style-name="T7_155">znajomo</text:span><text:span text:style-name="T7_156"><text:s/></text:span><text:span text:style-name="T7_157">brzmiącym</text:span><text:span text:style-name="T7_158"><text:s/></text:span><text:span text:style-name="T7_159">imieniu</text:span><text:span text:style-name="T7_160"><text:s/></text:span><text:span text:style-name="T7_161">Big</text:span><text:span text:style-name="T7_162"><text:s/></text:span><text:span text:style-name="T7_163">Macintosh</text:span><text:span text:style-name="T7_164">.<text:s/></text:span><text:span text:style-name="T7_165">No</text:span><text:span text:style-name="T7_166"><text:s/></text:span><text:span text:style-name="T7_167">i</text:span><text:span text:style-name="T7_168"><text:s/></text:span><text:span text:style-name="T7_169">się</text:span><text:span text:style-name="T7_170"><text:s/></text:span><text:span text:style-name="T7_171">zaczyna</text:span><text:span text:style-name="T7_172">…</text:span></text:p>
      <text:p text:style-name="P8"/>
      <text:p text:style-name="P9"><text:span text:style-name="T9_1">Tyle</text:span><text:span text:style-name="T9_2"><text:s/></text:span><text:span text:style-name="T9_3">słowem</text:span><text:span text:style-name="T9_4"><text:s/></text:span><text:span text:style-name="T9_5">wstępu</text:span><text:span text:style-name="T9_6">,<text:s/></text:span><text:span text:style-name="T9_7">teraz</text:span><text:span text:style-name="T9_8"><text:s/></text:span><text:span text:style-name="T9_9">pora</text:span><text:span text:style-name="T9_10"><text:s/></text:span><text:span text:style-name="T9_11">na</text:span><text:span text:style-name="T9_12"><text:s/></text:span><text:span text:style-name="T9_13">kilka</text:span><text:span text:style-name="T9_14"><text:s/></text:span><text:span text:style-name="T9_15">spostrzeżeń</text:span><text:span text:style-name="T9_16"><text:s/></text:span><text:span text:style-name="T9_17">ogólnych</text:span><text:span text:style-name="T9_18">.<text:s/></text:span><text:span text:style-name="T9_19">Pierwszą</text:span><text:span text:style-name="T9_20"><text:s/></text:span><text:span text:style-name="T9_21">rzeczą</text:span><text:span text:style-name="T9_22">,<text:s/></text:span><text:span text:style-name="T9_23">jaka</text:span><text:span text:style-name="T9_24"><text:s/></text:span><text:span text:style-name="T9_25">rzuca</text:span><text:span text:style-name="T9_26"><text:s/></text:span><text:span text:style-name="T9_27">się</text:span><text:span text:style-name="T9_28"><text:s/></text:span><text:span text:style-name="T9_29">w</text:span><text:span text:style-name="T9_30"><text:s/></text:span><text:span text:style-name="T9_31">oczy</text:span><text:span text:style-name="T9_32">,<text:s/></text:span><text:span text:style-name="T9_33">jest</text:span><text:span text:style-name="T9_34"><text:s/></text:span><text:span text:style-name="T9_35">zimno</text:span><text:span text:style-name="T9_36">.<text:s/></text:span><text:span text:style-name="T9_37">Czytając</text:span><text:span text:style-name="T9_38"><text:s/></text:span><text:span text:style-name="T9_39">opisy</text:span><text:span text:style-name="T9_40"><text:s/></text:span><text:span text:style-name="T9_41">krajobrazu</text:span><text:span text:style-name="T9_42">,<text:s/></text:span><text:span text:style-name="T9_43">obserwując</text:span><text:span text:style-name="T9_44"><text:s/></text:span><text:span text:style-name="T9_45">zachowania</text:span><text:span text:style-name="T9_46"><text:s/></text:span><text:span text:style-name="T9_47">bohaterów</text:span><text:span text:style-name="T9_48">,<text:s/></text:span><text:span text:style-name="T9_49">dosłownie</text:span><text:span text:style-name="T9_50"><text:s/></text:span><text:span text:style-name="T9_51">czujemy</text:span><text:span text:style-name="T9_52"><text:s/></text:span><text:span text:style-name="T9_53">klimat</text:span><text:span text:style-name="T9_54"><text:s/></text:span><text:span text:style-name="T9_55">srogiej</text:span><text:span text:style-name="T9_56"><text:s/></text:span><text:span text:style-name="T9_57">pory</text:span><text:span text:style-name="T9_58"><text:s/></text:span><text:span text:style-name="T9_59">roku</text:span><text:span text:style-name="T9_60">.<text:s/></text:span><text:span text:style-name="T9_61">Może</text:span><text:span text:style-name="T9_62"><text:s/></text:span><text:span text:style-name="T9_63">przy</text:span><text:span text:style-name="T9_64"><text:s/></text:span><text:span text:style-name="T9_65">lekturze</text:span><text:span text:style-name="T9_66"><text:s/></text:span><text:span text:style-name="T9_67">ręka</text:span><text:span text:style-name="T9_68"><text:s/></text:span><text:span text:style-name="T9_69">nie</text:span><text:span text:style-name="T9_70"><text:s/></text:span><text:span text:style-name="T9_71">szuka</text:span><text:span text:style-name="T9_72"><text:s/></text:span><text:span text:style-name="T9_73">odruchowo</text:span><text:span text:style-name="T9_74"><text:s/></text:span><text:span text:style-name="T9_75">podręcznego</text:span><text:span text:style-name="T9_76"><text:s/></text:span><text:span text:style-name="T9_77">kożucha</text:span><text:span text:style-name="T9_78">,<text:s/></text:span><text:span text:style-name="T9_79">jednak</text:span><text:span text:style-name="T9_80"><text:s/></text:span><text:span text:style-name="T9_81">i</text:span><text:span text:style-name="T9_82"><text:s/></text:span><text:span text:style-name="T9_83">tak</text:span><text:span text:style-name="T9_84"><text:s/></text:span><text:span text:style-name="T9_85">autor</text:span><text:span text:style-name="T9_86"><text:s/></text:span><text:span text:style-name="T9_87">wykonał</text:span><text:span text:style-name="T9_88"><text:s/></text:span><text:span text:style-name="T9_89">tu</text:span><text:span text:style-name="T9_90"><text:s/></text:span><text:span text:style-name="T9_91">doskonałą</text:span><text:span text:style-name="T9_92"><text:s/></text:span><text:span text:style-name="T9_93">robotę</text:span><text:span text:style-name="T9_94">.</text:span></text:p>
      <text:p text:style-name="P10"/>
      <text:p text:style-name="P11"><text:span text:style-name="T11_1">Kolejnym</text:span><text:span text:style-name="T11_2"><text:s/></text:span><text:span text:style-name="T11_3">plusem</text:span><text:span text:style-name="T11_4"><text:s/></text:span><text:span text:style-name="T11_5">jest</text:span><text:span text:style-name="T11_6"><text:s/></text:span><text:span text:style-name="T11_7">uzbrojenie</text:span><text:span text:style-name="T11_8"><text:s/></text:span><text:span text:style-name="T11_9">i</text:span><text:span text:style-name="T11_10"><text:s/></text:span><text:span text:style-name="T11_11">jego</text:span><text:span text:style-name="T11_12"><text:s/></text:span><text:span text:style-name="T11_13">działanie</text:span><text:span text:style-name="T11_14">.<text:s/></text:span><text:span text:style-name="T11_15">Zwykle</text:span><text:span text:style-name="T11_16"><text:s/></text:span><text:span text:style-name="T11_17">w</text:span><text:span text:style-name="T11_18"><text:s/></text:span><text:span text:style-name="T11_19">takich</text:span><text:span text:style-name="T11_20"><text:s/></text:span><text:span text:style-name="T11_21">wypadkach</text:span><text:span text:style-name="T11_22"><text:s/></text:span><text:span text:style-name="T11_23">trudno</text:span><text:span text:style-name="T11_24"><text:s/></text:span><text:span text:style-name="T11_25">uniknąć</text:span><text:span text:style-name="T11_26"><text:s/></text:span><text:span text:style-name="T11_27">czegoś</text:span><text:span text:style-name="T11_28">,<text:s/></text:span><text:span text:style-name="T11_29">co</text:span><text:span text:style-name="T11_30"><text:s/></text:span><text:span text:style-name="T11_31">może</text:span><text:span text:style-name="T11_32"><text:s/></text:span><text:span text:style-name="T11_33">zostać</text:span><text:span text:style-name="T11_34"><text:s/></text:span><text:span text:style-name="T11_35">uznane</text:span><text:span text:style-name="T11_36"><text:s/></text:span><text:span text:style-name="T11_37">za</text:span><text:span text:style-name="T11_38"><text:s/></text:span><text:span text:style-name="T11_39">tak</text:span><text:span text:style-name="T11_40"><text:s/></text:span><text:span text:style-name="T11_41">zwany</text:span><text:span text:style-name="T11_42"><text:s/>„</text:span><text:span text:style-name="T11_43">technobełkot</text:span><text:span text:style-name="T11_44">”,<text:s/></text:span><text:span text:style-name="T11_45">jednak</text:span><text:span text:style-name="T11_46"><text:s/></text:span><text:span text:style-name="T11_47">w</text:span><text:span text:style-name="T11_48"><text:s/>„</text:span><text:span text:style-name="T11_49">Big</text:span><text:span text:style-name="T11_50"><text:s/></text:span><text:span text:style-name="T11_51">Flak</text:span><text:span text:style-name="T11_52">”,<text:s/></text:span><text:span text:style-name="T11_53">choć</text:span><text:span text:style-name="T11_54"><text:s/></text:span><text:span text:style-name="T11_55">zostajemy</text:span><text:span text:style-name="T11_56"><text:s/></text:span><text:span text:style-name="T11_57">zapoznani</text:span><text:span text:style-name="T11_58"><text:s/></text:span><text:span text:style-name="T11_59">z</text:span><text:span text:style-name="T11_60"><text:s/></text:span><text:span text:style-name="T11_61">całkiem</text:span><text:span text:style-name="T11_62"><text:s/></text:span><text:span text:style-name="T11_63">szczegółowym</text:span><text:span text:style-name="T11_64"><text:s/></text:span><text:span text:style-name="T11_65">opisem</text:span><text:span text:style-name="T11_66"><text:s/></text:span><text:span text:style-name="T11_67">strzelania</text:span><text:span text:style-name="T11_68"><text:s/></text:span><text:span text:style-name="T11_69">z</text:span><text:span text:style-name="T11_70"><text:s/></text:span><text:span text:style-name="T11_71">dział</text:span><text:span text:style-name="T11_72">,<text:s/></text:span><text:span text:style-name="T11_73">to</text:span><text:span text:style-name="T11_74"><text:s/></text:span><text:span text:style-name="T11_75">przedstawiono</text:span><text:span text:style-name="T11_76"><text:s/></text:span><text:span text:style-name="T11_77">to</text:span><text:span text:style-name="T11_78"><text:s/></text:span><text:span text:style-name="T11_79">w</text:span><text:span text:style-name="T11_80"><text:s/></text:span><text:span text:style-name="T11_81">naprawdę</text:span><text:span text:style-name="T11_82"><text:s/></text:span><text:span text:style-name="T11_83">przystępny</text:span><text:span text:style-name="T11_84"><text:s/></text:span><text:span text:style-name="T11_85">i</text:span><text:span text:style-name="T11_86"><text:s/></text:span><text:span text:style-name="T11_87">nienachalny</text:span><text:span text:style-name="T11_88"><text:s/></text:span><text:span text:style-name="T11_89">sposób</text:span><text:span text:style-name="T11_90">.<text:s/></text:span><text:span text:style-name="T11_91">Jeżeli</text:span><text:span text:style-name="T11_92"><text:s/></text:span><text:span text:style-name="T11_93">ktoś</text:span><text:span text:style-name="T11_94"><text:s/></text:span><text:span text:style-name="T11_95">jest</text:span><text:span text:style-name="T11_96"><text:s/></text:span><text:span text:style-name="T11_97">fanem</text:span><text:span text:style-name="T11_98"><text:s/></text:span><text:span text:style-name="T11_99">tego</text:span><text:span text:style-name="T11_100"><text:s/></text:span><text:span text:style-name="T11_101">typu</text:span><text:span text:style-name="T11_102"><text:s/></text:span><text:span text:style-name="T11_103">rzeczy</text:span><text:span text:style-name="T11_104">,<text:s/></text:span><text:span text:style-name="T11_105">to</text:span><text:span text:style-name="T11_106"><text:s/></text:span><text:span text:style-name="T11_107">powinien</text:span><text:span text:style-name="T11_108"><text:s/></text:span><text:span text:style-name="T11_109">poczuć</text:span><text:span text:style-name="T11_110"><text:s/></text:span><text:span text:style-name="T11_111">się</text:span><text:span text:style-name="T11_112"><text:s/></text:span><text:span text:style-name="T11_113">usatysfakcjonowany</text:span><text:span text:style-name="T11_114">,<text:s/></text:span><text:span text:style-name="T11_115">a</text:span><text:span text:style-name="T11_116"><text:s/></text:span><text:span text:style-name="T11_117">jeżeli</text:span><text:span text:style-name="T11_118"><text:s/></text:span><text:span text:style-name="T11_119">nie</text:span><text:span text:style-name="T11_120">,<text:s/></text:span><text:span text:style-name="T11_121">to</text:span><text:span text:style-name="T11_122"><text:s/></text:span><text:span text:style-name="T11_123">wspomniane</text:span><text:span text:style-name="T11_124"><text:s/></text:span><text:span text:style-name="T11_125">opisy</text:span><text:span text:style-name="T11_126"><text:s/></text:span><text:span text:style-name="T11_127">nie</text:span><text:span text:style-name="T11_128"><text:s/></text:span><text:span text:style-name="T11_129">powinny</text:span><text:span text:style-name="T11_130"><text:s/></text:span><text:span text:style-name="T11_131">go</text:span><text:span text:style-name="T11_132"><text:s/></text:span><text:span text:style-name="T11_133">zmęczyć</text:span><text:span text:style-name="T11_134">.</text:span></text:p>
      <text:p text:style-name="P12"/>
      <text:p text:style-name="P13"><text:span text:style-name="T13_1">Warto</text:span><text:span text:style-name="T13_2"><text:s/></text:span><text:span text:style-name="T13_3">zwrócić</text:span><text:span text:style-name="T13_4"><text:s/></text:span><text:span text:style-name="T13_5">uwagę</text:span><text:span text:style-name="T13_6"><text:s/></text:span><text:span text:style-name="T13_7">na</text:span><text:span text:style-name="T13_8"><text:s/></text:span><text:span text:style-name="T13_9">kreację</text:span><text:span text:style-name="T13_10"><text:s/></text:span><text:span text:style-name="T13_11">bohaterów</text:span><text:span text:style-name="T13_12"><text:s/>–<text:s/></text:span><text:span text:style-name="T13_13">o</text:span><text:span text:style-name="T13_14"><text:s/></text:span><text:span text:style-name="T13_15">ile</text:span><text:span text:style-name="T13_16"><text:s/></text:span><text:span text:style-name="T13_17">Big</text:span><text:span text:style-name="T13_18"><text:s/></text:span><text:span text:style-name="T13_19">Mac</text:span><text:span text:style-name="T13_20"><text:s/></text:span><text:span text:style-name="T13_21">wypadł</text:span><text:span text:style-name="T13_22"><text:s/></text:span><text:span text:style-name="T13_23">w</text:span><text:span text:style-name="T13_24"><text:s/></text:span><text:span text:style-name="T13_25">moim</text:span><text:span text:style-name="T13_26"><text:s/></text:span><text:span text:style-name="T13_27">przekonaniu</text:span><text:span text:style-name="T13_28"><text:s/></text:span><text:span text:style-name="T13_29">co</text:span><text:span text:style-name="T13_30"><text:s/></text:span><text:span text:style-name="T13_31">najwyżej</text:span><text:span text:style-name="T13_32"><text:s/></text:span><text:span text:style-name="T13_33">średnio</text:span><text:span text:style-name="T13_34">,<text:s/></text:span><text:span text:style-name="T13_35">tak</text:span><text:span text:style-name="T13_36"><text:s/></text:span><text:span text:style-name="T13_37">drugi</text:span><text:span text:style-name="T13_38"><text:s/></text:span><text:span text:style-name="T13_39">plan</text:span><text:span text:style-name="T13_40"><text:s/></text:span><text:span text:style-name="T13_41">prezentuje</text:span><text:span text:style-name="T13_42"><text:s/></text:span><text:span text:style-name="T13_43">się</text:span><text:span text:style-name="T13_44"><text:s/></text:span><text:span text:style-name="T13_45">wyśmienicie</text:span><text:span text:style-name="T13_46">.<text:s/></text:span><text:span text:style-name="T13_47">Postacie</text:span><text:span text:style-name="T13_48"><text:s/></text:span><text:span text:style-name="T13_49">są</text:span><text:span text:style-name="T13_50"><text:s/></text:span><text:span text:style-name="T13_51">rasowe</text:span><text:span text:style-name="T13_52"><text:s/></text:span><text:span text:style-name="T13_53">i</text:span><text:span text:style-name="T13_54"><text:s/></text:span><text:span text:style-name="T13_55">pełnokrwiste</text:span><text:span text:style-name="T13_56"><text:s/>–<text:s/></text:span><text:span text:style-name="T13_57">ładnie</text:span><text:span text:style-name="T13_58"><text:s/></text:span><text:span text:style-name="T13_59">zarysowano</text:span><text:span text:style-name="T13_60"><text:s/></text:span><text:span text:style-name="T13_61">też</text:span><text:span text:style-name="T13_62"><text:s/></text:span><text:span text:style-name="T13_63">różnicę</text:span><text:span text:style-name="T13_64"><text:s/></text:span><text:span text:style-name="T13_65">zachowania</text:span><text:span text:style-name="T13_66"><text:s/></text:span><text:span text:style-name="T13_67">pomiędzy</text:span><text:span text:style-name="T13_68"><text:s/></text:span><text:span text:style-name="T13_69">poszczególnymi</text:span><text:span text:style-name="T13_70"><text:s/></text:span><text:span text:style-name="T13_71">żołnierzami</text:span><text:span text:style-name="T13_72"><text:s/></text:span><text:span text:style-name="T13_73">i</text:span><text:span text:style-name="T13_74"><text:s/></text:span><text:span text:style-name="T13_75">szarżami</text:span><text:span text:style-name="T13_76">.<text:s/></text:span></text:p>
      <text:p text:style-name="P14"/>
      <text:p text:style-name="P15"><text:span text:style-name="T15_1">Naturalnie</text:span><text:span text:style-name="T15_2"><text:s/></text:span><text:span text:style-name="T15_3">opowiadanie</text:span><text:span text:style-name="T15_4"><text:s/>(</text:span><text:span text:style-name="T15_5">jak</text:span><text:span text:style-name="T15_6"><text:s/></text:span><text:span text:style-name="T15_7">niemal</text:span><text:span text:style-name="T15_8"><text:s/></text:span><text:span text:style-name="T15_9">każde</text:span><text:span text:style-name="T15_10">)<text:s/></text:span><text:span text:style-name="T15_11">zawiera</text:span><text:span text:style-name="T15_12"><text:s/></text:span><text:span text:style-name="T15_13">trochę</text:span><text:span text:style-name="T15_14"><text:s/></text:span><text:span text:style-name="T15_15">słabszych</text:span><text:span text:style-name="T15_16"><text:s/></text:span><text:span text:style-name="T15_17">stron</text:span><text:span text:style-name="T15_18"><text:s/>–<text:s/></text:span><text:span text:style-name="T15_19">z</text:span><text:span text:style-name="T15_20"><text:s/></text:span><text:span text:style-name="T15_21">najważniejszych</text:span><text:span text:style-name="T15_22"><text:s/></text:span><text:span text:style-name="T15_23">mogę</text:span><text:span text:style-name="T15_24"><text:s/></text:span><text:span text:style-name="T15_25">wymienić</text:span><text:span text:style-name="T15_26"><text:s/></text:span><text:span text:style-name="T15_27">chaotyczną</text:span><text:span text:style-name="T15_28"><text:s/></text:span><text:span text:style-name="T15_29">kreację</text:span><text:span text:style-name="T15_30"><text:s/></text:span><text:span text:style-name="T15_31">Big</text:span><text:span text:style-name="T15_32"><text:s/></text:span><text:span text:style-name="T15_33">Macintosha</text:span><text:span text:style-name="T15_34">,<text:s/></text:span><text:span text:style-name="T15_35">którego</text:span><text:span text:style-name="T15_36"><text:s/></text:span><text:span text:style-name="T15_37">zachowanie</text:span><text:span text:style-name="T15_38"><text:s/></text:span><text:span text:style-name="T15_39">można</text:span><text:span text:style-name="T15_40"><text:s/></text:span><text:span text:style-name="T15_41">nazwać</text:span><text:span text:style-name="T15_42"><text:s/></text:span><text:span text:style-name="T15_43">wręcz</text:span><text:span text:style-name="T15_44"><text:s/></text:span><text:span text:style-name="T15_45">dwubiegunowym</text:span><text:span text:style-name="T15_46">,<text:s/></text:span><text:span text:style-name="T15_47">gdyż</text:span><text:span text:style-name="T15_48"><text:s/></text:span><text:span text:style-name="T15_49">oscyluje</text:span><text:span text:style-name="T15_50"><text:s/></text:span><text:span text:style-name="T15_51">pomiędzy</text:span><text:span text:style-name="T15_52"><text:s/></text:span><text:span text:style-name="T15_53">tępym</text:span><text:span text:style-name="T15_54"><text:s/></text:span><text:span text:style-name="T15_55">wsiokiem</text:span><text:span text:style-name="T15_56"><text:s/></text:span><text:span text:style-name="T15_57">a</text:span><text:span text:style-name="T15_58"><text:s/></text:span><text:span text:style-name="T15_59">głębokim</text:span><text:span text:style-name="T15_60"><text:s/></text:span><text:span text:style-name="T15_61">myślicielem</text:span><text:span text:style-name="T15_62">.<text:s/></text:span><text:span text:style-name="T15_63">Taki</text:span><text:span text:style-name="T15_64"><text:s/></text:span><text:span text:style-name="T15_65">dualizm</text:span><text:span text:style-name="T15_66"><text:s/></text:span><text:span text:style-name="T15_67">może</text:span><text:span text:style-name="T15_68"><text:s/></text:span><text:span text:style-name="T15_69">być</text:span><text:span text:style-name="T15_70"><text:s/></text:span><text:span text:style-name="T15_71">całkiem</text:span><text:span text:style-name="T15_72"><text:s/></text:span><text:span text:style-name="T15_73">ciekawy</text:span><text:span text:style-name="T15_74">,<text:s/></text:span><text:span text:style-name="T15_75">jednak</text:span><text:span text:style-name="T15_76"><text:s/></text:span><text:span text:style-name="T15_77">tutaj</text:span><text:span text:style-name="T15_78"><text:s/></text:span><text:span text:style-name="T15_79">czegoś</text:span><text:span text:style-name="T15_80"><text:s/></text:span><text:span text:style-name="T15_81">w</text:span><text:span text:style-name="T15_82"><text:s/></text:span><text:span text:style-name="T15_83">nim</text:span><text:span text:style-name="T15_84"><text:s/></text:span><text:span text:style-name="T15_85">zabrakło</text:span><text:span text:style-name="T15_86"><text:s/></text:span><text:span text:style-name="T15_87">i</text:span><text:span text:style-name="T15_88"><text:s/></text:span><text:span text:style-name="T15_89">nie</text:span><text:span text:style-name="T15_90"><text:s/></text:span><text:span text:style-name="T15_91">jest</text:span><text:span text:style-name="T15_92"><text:s/></text:span><text:span text:style-name="T15_93">to</text:span><text:span text:style-name="T15_94"><text:s/></text:span><text:span text:style-name="T15_95">najmocniejsza</text:span><text:span text:style-name="T15_96"><text:s/></text:span><text:span text:style-name="T15_97">strona</text:span><text:span text:style-name="T15_98"><text:s/></text:span><text:span text:style-name="T15_99">tego</text:span><text:span text:style-name="T15_100"><text:s/></text:span><text:span text:style-name="T15_101">fanfika</text:span><text:span text:style-name="T15_102">.<text:s/></text:span><text:span text:style-name="T15_103">Kolejną</text:span><text:span text:style-name="T15_104"><text:s/></text:span><text:span text:style-name="T15_105">sprawą</text:span><text:span text:style-name="T15_106"><text:s/></text:span><text:span text:style-name="T15_107">jest</text:span><text:span text:style-name="T15_108"><text:s/></text:span><text:span text:style-name="T15_109">pewna</text:span><text:span text:style-name="T15_110"><text:s/></text:span><text:span text:style-name="T15_111">bijatyka</text:span><text:span text:style-name="T15_112"><text:s/></text:span><text:span text:style-name="T15_113">z</text:span><text:span text:style-name="T15_114"><text:s/></text:span><text:span text:style-name="T15_115">udziałem</text:span><text:span text:style-name="T15_116"><text:s/></text:span><text:span text:style-name="T15_117">głównego</text:span><text:span text:style-name="T15_118"><text:s/></text:span><text:span text:style-name="T15_119">bohatera</text:span><text:span text:style-name="T15_120"><text:s/></text:span><text:span text:style-name="T15_121">i</text:span><text:span text:style-name="T15_122"><text:s/></text:span><text:span text:style-name="T15_123">jego</text:span><text:span text:style-name="T15_124"><text:s/></text:span><text:span text:style-name="T15_125">współtowarzyszami</text:span><text:span text:style-name="T15_126"><text:s/></text:span><text:span text:style-name="T15_127">broni</text:span><text:span text:style-name="T15_128"><text:s/>–<text:s/></text:span><text:span text:style-name="T15_129">w</text:span><text:span text:style-name="T15_130"><text:s/></text:span><text:span text:style-name="T15_131">jednej</text:span><text:span text:style-name="T15_132"><text:s/></text:span><text:span text:style-name="T15_133">chwili</text:span><text:span text:style-name="T15_134"><text:s/></text:span><text:span text:style-name="T15_135">przechodzimy</text:span><text:span text:style-name="T15_136"><text:s/></text:span><text:span text:style-name="T15_137">z</text:span><text:span text:style-name="T15_138"><text:s/></text:span><text:span text:style-name="T15_139">dosyć</text:span><text:span text:style-name="T15_140"><text:s/></text:span><text:span text:style-name="T15_141">poważnego</text:span><text:span text:style-name="T15_142"><text:s/></text:span><text:span text:style-name="T15_143">tonu</text:span><text:span text:style-name="T15_144"><text:s/></text:span><text:span text:style-name="T15_145">do</text:span><text:span text:style-name="T15_146"><text:s/></text:span><text:span text:style-name="T15_147">praktycznie</text:span><text:span text:style-name="T15_148"><text:s/></text:span><text:span text:style-name="T15_149">kreskówkowej</text:span><text:span text:style-name="T15_150"><text:s/></text:span><text:span text:style-name="T15_151">rozróby</text:span><text:span text:style-name="T15_152">.<text:s/></text:span><text:span text:style-name="T15_153">Niestety</text:span><text:span text:style-name="T15_154"><text:s/></text:span><text:span text:style-name="T15_155">nijak</text:span><text:span text:style-name="T15_156"><text:s/></text:span><text:span text:style-name="T15_157">to</text:span><text:span text:style-name="T15_158"><text:s/></text:span><text:span text:style-name="T15_159">do</text:span><text:span text:style-name="T15_160"><text:s/></text:span><text:span text:style-name="T15_161">siebie</text:span><text:span text:style-name="T15_162"><text:s/></text:span><text:span text:style-name="T15_163">nie</text:span><text:span text:style-name="T15_164"><text:s/></text:span><text:span text:style-name="T15_165">pasuje</text:span><text:span text:style-name="T15_166">.</text:span></text:p>
      <text:p text:style-name="P16"/>
      <text:p text:style-name="P17"><text:span text:style-name="T17_1">Podsumowując</text:span><text:span text:style-name="T17_2">,<text:s/></text:span><text:span text:style-name="T17_3">mamy</text:span><text:span text:style-name="T17_4"><text:s/></text:span><text:span text:style-name="T17_5">tu</text:span><text:span text:style-name="T17_6"><text:s/></text:span><text:span text:style-name="T17_7">solidne</text:span><text:span text:style-name="T17_8">,<text:s/></text:span><text:span text:style-name="T17_9">choć</text:span><text:span text:style-name="T17_10"><text:s/></text:span><text:span text:style-name="T17_11">nie</text:span><text:span text:style-name="T17_12"><text:s/></text:span><text:span text:style-name="T17_13">genialne</text:span><text:span text:style-name="T17_14"><text:s/></text:span><text:span text:style-name="T17_15">opowiadanie</text:span><text:span text:style-name="T17_16"><text:s/></text:span><text:span text:style-name="T17_17">osadzone</text:span><text:span text:style-name="T17_18"><text:s/></text:span><text:span text:style-name="T17_19">w</text:span><text:span text:style-name="T17_20"><text:s/></text:span><text:span text:style-name="T17_21">klimatach</text:span><text:span text:style-name="T17_22"><text:s/></text:span><text:span text:style-name="T17_23">drugiej</text:span><text:span text:style-name="T17_24"><text:s/></text:span><text:span text:style-name="T17_25">wojny</text:span><text:span text:style-name="T17_26"><text:s/></text:span><text:span text:style-name="T17_27">światowej</text:span><text:span text:style-name="T17_28">.<text:s/></text:span><text:span text:style-name="T17_29">Na</text:span><text:span text:style-name="T17_30"><text:s/></text:span><text:span text:style-name="T17_31">pewno</text:span><text:span text:style-name="T17_32"><text:s/></text:span><text:span text:style-name="T17_33">wrażenie</text:span><text:span text:style-name="T17_34"><text:s/></text:span><text:span text:style-name="T17_35">byłoby</text:span><text:span text:style-name="T17_36"><text:s/></text:span><text:span text:style-name="T17_37">lepsze</text:span><text:span text:style-name="T17_38">,<text:s/></text:span><text:span text:style-name="T17_39">gdyby</text:span><text:span text:style-name="T17_40"><text:s/></text:span><text:span text:style-name="T17_41">pozbyć</text:span><text:span text:style-name="T17_42"><text:s/></text:span><text:span text:style-name="T17_43">się</text:span><text:span text:style-name="T17_44"><text:s/></text:span><text:span text:style-name="T17_45">występujących</text:span><text:span text:style-name="T17_46"><text:s/></text:span><text:span text:style-name="T17_47">dosyć</text:span><text:span text:style-name="T17_48"><text:s/></text:span><text:span text:style-name="T17_49">gęsto</text:span><text:span text:style-name="T17_50"><text:s/></text:span><text:span text:style-name="T17_51">literówek</text:span><text:span text:style-name="T17_52">,<text:s/></text:span><text:span text:style-name="T17_53">ale</text:span><text:span text:style-name="T17_54"><text:s/></text:span><text:span text:style-name="T17_55">ogólnie</text:span><text:span text:style-name="T17_56"><text:s/></text:span><text:span text:style-name="T17_57">i</text:span><text:span text:style-name="T17_58"><text:s/></text:span><text:span text:style-name="T17_59">tak</text:span><text:span text:style-name="T17_60"><text:s/></text:span><text:span text:style-name="T17_61">jest</text:span><text:span text:style-name="T17_62"><text:s/></text:span><text:span text:style-name="T17_63">to</text:span><text:span text:style-name="T17_64"><text:s/></text:span><text:span text:style-name="T17_65">fanfik</text:span><text:span text:style-name="T17_66"><text:s/></text:span><text:span text:style-name="T17_67">wart</text:span><text:span text:style-name="T17_68"><text:s/></text:span><text:span text:style-name="T17_69">przeczytania</text:span><text:span text:style-name="T17_70">.</text:span></text:p>
      <text:p text:style-name="P18"/>
      <text:p text:style-name="P19"><text:span text:style-name="T19_1">Link</text:span><text:span text:style-name="T19_2"><text:s/></text:span><text:span text:style-name="T19_3">do</text:span><text:span text:style-name="T19_4"><text:s/></text:span><text:span text:style-name="T19_5">obrazka</text:span><text:span text:style-name="T19_6">:<text:s/></text:span><text:span text:style-name="T19_7"><text:a xlink:type="simple" xlink:href="http://fc00.deviantart.net/fs71/f/2014/177/b/b/big_flaksmallrgbfull_by_sonicpegasus-d7o0e26.png"><text:span text:style-name="T19_8">http</text:span></text:a></text:span><text:span text:style-name="T19_9"><text:a xlink:type="simple" xlink:href="http://fc00.deviantart.net/fs71/f/2014/177/b/b/big_flaksmallrgbfull_by_sonicpegasus-d7o0e26.png"><text:span text:style-name="T19_10">://</text:span></text:a></text:span><text:span text:style-name="T19_11"><text:a xlink:type="simple" xlink:href="http://fc00.deviantart.net/fs71/f/2014/177/b/b/big_flaksmallrgbfull_by_sonicpegasus-d7o0e26.png"><text:span text:style-name="T19_12">fc</text:span></text:a></text:span><text:span text:style-name="T19_13"><text:a xlink:type="simple" xlink:href="http://fc00.deviantart.net/fs71/f/2014/177/b/b/big_flaksmallrgbfull_by_sonicpegasus-d7o0e26.png"><text:span text:style-name="T19_14">00.</text:span></text:a></text:span><text:span text:style-name="T19_15"><text:a xlink:type="simple" xlink:href="http://fc00.deviantart.net/fs71/f/2014/177/b/b/big_flaksmallrgbfull_by_sonicpegasus-d7o0e26.png"><text:span text:style-name="T19_16">deviantart</text:span></text:a></text:span><text:span text:style-name="T19_17"><text:a xlink:type="simple" xlink:href="http://fc00.deviantart.net/fs71/f/2014/177/b/b/big_flaksmallrgbfull_by_sonicpegasus-d7o0e26.png"><text:span text:style-name="T19_18">.</text:span></text:a></text:span><text:span text:style-name="T19_19"><text:a xlink:type="simple" xlink:href="http://fc00.deviantart.net/fs71/f/2014/177/b/b/big_flaksmallrgbfull_by_sonicpegasus-d7o0e26.png"><text:span text:style-name="T19_20">net</text:span></text:a></text:span><text:span text:style-name="T19_21"><text:a xlink:type="simple" xlink:href="http://fc00.deviantart.net/fs71/f/2014/177/b/b/big_flaksmallrgbfull_by_sonicpegasus-d7o0e26.png"><text:span text:style-name="T19_22">/</text:span></text:a></text:span><text:span text:style-name="T19_23"><text:a xlink:type="simple" xlink:href="http://fc00.deviantart.net/fs71/f/2014/177/b/b/big_flaksmallrgbfull_by_sonicpegasus-d7o0e26.png"><text:span text:style-name="T19_24">fs</text:span></text:a></text:span><text:span text:style-name="T19_25"><text:a xlink:type="simple" xlink:href="http://fc00.deviantart.net/fs71/f/2014/177/b/b/big_flaksmallrgbfull_by_sonicpegasus-d7o0e26.png"><text:span text:style-name="T19_26">71/</text:span></text:a></text:span><text:span text:style-name="T19_27"><text:a xlink:type="simple" xlink:href="http://fc00.deviantart.net/fs71/f/2014/177/b/b/big_flaksmallrgbfull_by_sonicpegasus-d7o0e26.png"><text:span text:style-name="T19_28">f</text:span></text:a></text:span><text:span text:style-name="T19_29"><text:a xlink:type="simple" xlink:href="http://fc00.deviantart.net/fs71/f/2014/177/b/b/big_flaksmallrgbfull_by_sonicpegasus-d7o0e26.png"><text:span text:style-name="T19_30">/2014/177/</text:span></text:a></text:span><text:span text:style-name="T19_31"><text:a xlink:type="simple" xlink:href="http://fc00.deviantart.net/fs71/f/2014/177/b/b/big_flaksmallrgbfull_by_sonicpegasus-d7o0e26.png"><text:span text:style-name="T19_32">b</text:span></text:a></text:span><text:span text:style-name="T19_33"><text:a xlink:type="simple" xlink:href="http://fc00.deviantart.net/fs71/f/2014/177/b/b/big_flaksmallrgbfull_by_sonicpegasus-d7o0e26.png"><text:span text:style-name="T19_34">/</text:span></text:a></text:span><text:span text:style-name="T19_35"><text:a xlink:type="simple" xlink:href="http://fc00.deviantart.net/fs71/f/2014/177/b/b/big_flaksmallrgbfull_by_sonicpegasus-d7o0e26.png"><text:span text:style-name="T19_36">b</text:span></text:a></text:span><text:span text:style-name="T19_37"><text:a xlink:type="simple" xlink:href="http://fc00.deviantart.net/fs71/f/2014/177/b/b/big_flaksmallrgbfull_by_sonicpegasus-d7o0e26.png"><text:span text:style-name="T19_38">/</text:span></text:a></text:span><text:span text:style-name="T19_39"><text:a xlink:type="simple" xlink:href="http://fc00.deviantart.net/fs71/f/2014/177/b/b/big_flaksmallrgbfull_by_sonicpegasus-d7o0e26.png"><text:span text:style-name="T19_40">big</text:span></text:a></text:span><text:span text:style-name="T19_41"><text:a xlink:type="simple" xlink:href="http://fc00.deviantart.net/fs71/f/2014/177/b/b/big_flaksmallrgbfull_by_sonicpegasus-d7o0e26.png"><text:span text:style-name="T19_42">_</text:span></text:a></text:span><text:span text:style-name="T19_43"><text:a xlink:type="simple" xlink:href="http://fc00.deviantart.net/fs71/f/2014/177/b/b/big_flaksmallrgbfull_by_sonicpegasus-d7o0e26.png"><text:span text:style-name="T19_44">flaksmallrgbfull</text:span></text:a></text:span><text:span text:style-name="T19_45"><text:a xlink:type="simple" xlink:href="http://fc00.deviantart.net/fs71/f/2014/177/b/b/big_flaksmallrgbfull_by_sonicpegasus-d7o0e26.png"><text:span text:style-name="T19_46">_</text:span></text:a></text:span><text:span text:style-name="T19_47"><text:a xlink:type="simple" xlink:href="http://fc00.deviantart.net/fs71/f/2014/177/b/b/big_flaksmallrgbfull_by_sonicpegasus-d7o0e26.png"><text:span text:style-name="T19_48">by</text:span></text:a></text:span><text:span text:style-name="T19_49"><text:a xlink:type="simple" xlink:href="http://fc00.deviantart.net/fs71/f/2014/177/b/b/big_flaksmallrgbfull_by_sonicpegasus-d7o0e26.png"><text:span text:style-name="T19_50">_</text:span></text:a></text:span><text:span text:style-name="T19_51"><text:a xlink:type="simple" xlink:href="http://fc00.deviantart.net/fs71/f/2014/177/b/b/big_flaksmallrgbfull_by_sonicpegasus-d7o0e26.png"><text:span text:style-name="T19_52">sonicpegasus</text:span></text:a></text:span><text:span text:style-name="T19_53"><text:a xlink:type="simple" xlink:href="http://fc00.deviantart.net/fs71/f/2014/177/b/b/big_flaksmallrgbfull_by_sonicpegasus-d7o0e26.png"><text:span text:style-name="T19_54">-</text:span></text:a></text:span><text:span text:style-name="T19_55"><text:a xlink:type="simple" xlink:href="http://fc00.deviantart.net/fs71/f/2014/177/b/b/big_flaksmallrgbfull_by_sonicpegasus-d7o0e26.png"><text:span text:style-name="T19_56">d</text:span></text:a></text:span><text:span text:style-name="T19_57"><text:a xlink:type="simple" xlink:href="http://fc00.deviantart.net/fs71/f/2014/177/b/b/big_flaksmallrgbfull_by_sonicpegasus-d7o0e26.png"><text:span text:style-name="T19_58">7</text:span></text:a></text:span><text:span text:style-name="T19_59"><text:a xlink:type="simple" xlink:href="http://fc00.deviantart.net/fs71/f/2014/177/b/b/big_flaksmallrgbfull_by_sonicpegasus-d7o0e26.png"><text:span text:style-name="T19_60">o</text:span></text:a></text:span><text:span text:style-name="T19_61"><text:a xlink:type="simple" xlink:href="http://fc00.deviantart.net/fs71/f/2014/177/b/b/big_flaksmallrgbfull_by_sonicpegasus-d7o0e26.png"><text:span text:style-name="T19_62">0</text:span></text:a></text:span><text:span text:style-name="T19_63"><text:a xlink:type="simple" xlink:href="http://fc00.deviantart.net/fs71/f/2014/177/b/b/big_flaksmallrgbfull_by_sonicpegasus-d7o0e26.png"><text:span text:style-name="T19_64">e</text:span></text:a></text:span><text:span text:style-name="T19_65"><text:a xlink:type="simple" xlink:href="http://fc00.deviantart.net/fs71/f/2014/177/b/b/big_flaksmallrgbfull_by_sonicpegasus-d7o0e26.png"><text:span text:style-name="T19_66">26.</text:span></text:a></text:span><text:span text:style-name="T19_67"><text:a xlink:type="simple" xlink:href="http://fc00.deviantart.net/fs71/f/2014/177/b/b/big_flaksmallrgbfull_by_sonicpegasus-d7o0e26.png"><text:span text:style-name="T19_68">png</text:span></text:a></text:span></text:p>
      <text:p text:style-name="P20"><text:span text:style-name="T20_1">Link</text:span><text:span text:style-name="T20_2"><text:s/></text:span><text:span text:style-name="T20_3">do</text:span><text:span text:style-name="T20_4"><text:s/></text:span><text:span text:style-name="T20_5">źródła</text:span><text:span text:style-name="T20_6">:<text:s/></text:span><text:span text:style-name="T20_7"><text:a xlink:type="simple" xlink:href="http://sonicpegasus.deviantart.com/gallery/?offset=24"><text:span text:style-name="T20_8">http</text:span></text:a></text:span><text:span text:style-name="T20_9"><text:a xlink:type="simple" xlink:href="http://sonicpegasus.deviantart.com/gallery/?offset=24"><text:span text:style-name="T20_10">://</text:span></text:a></text:span><text:span text:style-name="T20_11"><text:a xlink:type="simple" xlink:href="http://sonicpegasus.deviantart.com/gallery/?offset=24"><text:span text:style-name="T20_12">sonicpegasus</text:span></text:a></text:span><text:span text:style-name="T20_13"><text:a xlink:type="simple" xlink:href="http://sonicpegasus.deviantart.com/gallery/?offset=24"><text:span text:style-name="T20_14">.</text:span></text:a></text:span><text:span text:style-name="T20_15"><text:a xlink:type="simple" xlink:href="http://sonicpegasus.deviantart.com/gallery/?offset=24"><text:span text:style-name="T20_16">deviantart</text:span></text:a></text:span><text:span text:style-name="T20_17"><text:a xlink:type="simple" xlink:href="http://sonicpegasus.deviantart.com/gallery/?offset=24"><text:span text:style-name="T20_18">.</text:span></text:a></text:span><text:span text:style-name="T20_19"><text:a xlink:type="simple" xlink:href="http://sonicpegasus.deviantart.com/gallery/?offset=24"><text:span text:style-name="T20_20">com</text:span></text:a></text:span><text:span text:style-name="T20_21"><text:a xlink:type="simple" xlink:href="http://sonicpegasus.deviantart.com/gallery/?offset=24"><text:span text:style-name="T20_22">/</text:span></text:a></text:span><text:span text:style-name="T20_23"><text:a xlink:type="simple" xlink:href="http://sonicpegasus.deviantart.com/gallery/?offset=24"><text:span text:style-name="T20_24">gallery</text:span></text:a></text:span><text:span text:style-name="T20_25"><text:a xlink:type="simple" xlink:href="http://sonicpegasus.deviantart.com/gallery/?offset=24"><text:span text:style-name="T20_26">/?</text:span></text:a></text:span><text:span text:style-name="T20_27"><text:a xlink:type="simple" xlink:href="http://sonicpegasus.deviantart.com/gallery/?offset=24"><text:span text:style-name="T20_28">offset</text:span></text:a></text:span><text:span text:style-name="T20_29"><text:a xlink:type="simple" xlink:href="http://sonicpegasus.deviantart.com/gallery/?offset=24"><text:span text:style-name="T20_30">=24</text:span></text:a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499cm" fo:padding-bottom="0cm" fo:margin-bottom="2.499cm" fo:padding-left="0cm" fo:margin-left="2.499cm" fo:padding-right="0cm" fo:margin-right="2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